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inionPro-Regular" svg:font-family="MinionPro-Regular" style:font-family-generic="system"/>
    <style:font-face style:name="Liberation Mono" svg:font-family="'Liberation Mono'" style:font-family-generic="modern" style:font-pitch="fixed"/>
    <style:font-face style:name="Akatab1" svg:font-family="Akatab" style:font-pitch="variable"/>
    <style:font-face style:name="Akatab" svg:font-family="Akatab" style:font-family-generic="roman" style:font-pitch="variable"/>
    <style:font-face style:name="Akatab RTL" svg:font-family="'Akatab RTL'" style:font-family-generic="roman" style:font-pitch="variable"/>
    <style:font-face style:name="Akatab-Regular" svg:font-family="Akatab-Regular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katab2" svg:font-family="Akatab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wiss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Cambria Math" svg:font-family="'Cambria Math'" style:font-family-generic="system" style:font-pitch="variable"/>
    <style:font-face style:name="Scheherazade" svg:font-family="Scheherazade" style:font-family-generic="system" style:font-pitch="variable"/>
  </office:font-face-decls>
  <office:automatic-styles>
    <style:style style:name="P1" style:family="paragraph" style:parent-style-name="Footer">
      <style:paragraph-properties fo:text-align="justify" style:justify-single-word="false"/>
      <style:text-properties style:font-name="Arial Narrow" officeooo:paragraph-rsid="006c6534"/>
    </style:style>
    <style:style style:name="P2" style:family="paragraph" style:parent-style-name="Normal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Akatab1" fo:font-size="14pt" officeooo:paragraph-rsid="005d4a7e" style:font-size-asian="14pt" style:font-name-complex="Akatab1" style:font-size-complex="14pt"/>
    </style:style>
    <style:style style:name="P3" style:family="paragraph" style:parent-style-name="Normal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Akatab1" fo:font-size="14pt" officeooo:paragraph-rsid="0061e5c8" style:font-size-asian="14pt" style:font-name-complex="Akatab1" style:font-size-complex="14pt"/>
    </style:style>
    <style:style style:name="P4" style:family="paragraph" style:parent-style-name="Normal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Akatab1" fo:font-size="14pt" officeooo:rsid="0030dba2" officeooo:paragraph-rsid="005b4dea" style:font-size-asian="14pt" style:font-name-complex="Akatab1" style:font-size-complex="14pt" style:language-complex="ne" style:country-complex="NP"/>
    </style:style>
    <style:style style:name="P5" style:family="paragraph" style:parent-style-name="Normal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Akatab1" fo:font-size="14pt" fo:font-weight="normal" officeooo:rsid="0061e5c8" officeooo:paragraph-rsid="00635886" style:font-name-asian="Arial" style:font-size-asian="14pt" style:font-weight-asian="normal" style:font-name-complex="Akatab1" style:font-size-complex="14pt" style:font-weight-complex="normal"/>
    </style:style>
    <style:style style:name="P6" style:family="paragraph" style:parent-style-name="Normal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Akatab1" fo:font-size="14pt" fo:font-weight="bold" officeooo:rsid="0030dba2" officeooo:paragraph-rsid="0076b48e" style:font-size-asian="14pt" style:font-weight-asian="bold" style:font-name-complex="Akatab1" style:font-size-complex="14pt" style:language-complex="ne" style:country-complex="NP" style:font-weight-complex="bold"/>
    </style:style>
    <style:style style:name="P7" style:family="paragraph" style:parent-style-name="Normal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Akatab1" fo:font-size="14pt" fo:font-weight="bold" officeooo:paragraph-rsid="0076b48e" style:font-size-asian="14pt" style:font-weight-asian="bold" style:font-name-complex="Akatab1" style:font-size-complex="14pt" style:font-weight-complex="bold"/>
    </style:style>
    <style:style style:name="P8" style:family="paragraph" style:parent-style-name="Normal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Akatab1" fo:font-size="14pt" fo:font-weight="bold" officeooo:rsid="0061e5c8" officeooo:paragraph-rsid="0076b48e" style:font-name-asian="Arial" style:font-size-asian="14pt" style:font-weight-asian="bold" style:font-name-complex="Akatab1" style:font-size-complex="14pt" style:font-weight-complex="bold"/>
    </style:style>
    <style:style style:name="P9" style:family="paragraph" style:parent-style-name="Normal">
      <style:paragraph-properties fo:margin-left="0in" fo:margin-right="0in" fo:margin-top="0in" fo:margin-bottom="0in" style:contextual-spacing="false" fo:line-height="100%" fo:text-indent="0in" style:auto-text-indent="false"/>
      <style:text-properties style:font-name="Akatab1" fo:font-size="14pt" officeooo:paragraph-rsid="0066ef9c" style:font-size-asian="14pt" style:font-name-complex="Akatab1" style:font-size-complex="14pt"/>
    </style:style>
    <style:style style:name="P10" style:family="paragraph" style:parent-style-name="Normal">
      <style:paragraph-properties fo:margin-left="0in" fo:margin-right="0in" fo:margin-top="0in" fo:margin-bottom="0in" style:contextual-spacing="false" fo:line-height="100%" fo:text-indent="0in" style:auto-text-indent="false" style:writing-mode="lr-tb"/>
      <style:text-properties fo:color="#000000" loext:opacity="100%" style:font-name="Akatab1" fo:font-size="14pt" officeooo:paragraph-rsid="005961ea" style:font-size-asian="14pt" style:font-name-complex="Akatab1" style:font-size-complex="14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style:writing-mode="lr-tb"/>
      <style:text-properties fo:color="#000000" loext:opacity="100%" style:font-name="Akatab1" fo:font-size="14pt" officeooo:rsid="0030dba2" officeooo:paragraph-rsid="003d8e75" style:font-size-asian="14pt" style:font-name-complex="Akatab1" style:font-size-complex="14pt" style:language-complex="ne" style:country-complex="NP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style:writing-mode="lr-tb"/>
      <style:text-properties fo:color="#000000" loext:opacity="100%" style:font-name="Akatab1" fo:font-size="14pt" fo:font-weight="bold" officeooo:rsid="0030dba2" officeooo:paragraph-rsid="0076b48e" style:font-size-asian="14pt" style:font-weight-asian="bold" style:font-name-complex="Akatab1" style:font-size-complex="14pt" style:language-complex="ne" style:country-complex="NP" style:font-weight-complex="bold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text-indent="0in" style:auto-text-indent="false"/>
      <style:text-properties fo:color="#000000" loext:opacity="100%" style:font-name="Akatab1" fo:font-size="14pt" fo:font-weight="normal" officeooo:rsid="0061e5c8" officeooo:paragraph-rsid="006fa164" style:font-name-asian="Arial" style:font-size-asian="14pt" style:font-weight-asian="normal" style:font-name-complex="Akatab1" style:font-size-complex="14pt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text-indent="0in" style:auto-text-indent="false"/>
      <style:text-properties fo:color="#000000" loext:opacity="100%" style:font-name="Akatab1" fo:font-size="14pt" fo:font-weight="bold" officeooo:rsid="0061e5c8" officeooo:paragraph-rsid="0076b48e" style:font-name-asian="Arial" style:font-size-asian="14pt" style:font-weight-asian="bold" style:font-name-complex="Akatab1" style:font-size-complex="14pt" style:font-weight-complex="bold"/>
    </style:style>
    <style:style style:name="P15" style:family="paragraph" style:parent-style-name="Standard">
      <style:paragraph-properties fo:margin-left="0in" fo:margin-right="0in" fo:margin-top="0in" fo:margin-bottom="0.1in" style:contextual-spacing="false" fo:line-height="100%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Akatab1" fo:font-size="11pt" fo:font-style="normal" style:text-underline-style="none" fo:font-weight="normal" officeooo:rsid="006fe354" officeooo:paragraph-rsid="006fa164" style:text-blinking="false" fo:background-color="transparent" style:font-name-asian="Arial" style:font-size-asian="11pt" style:font-weight-asian="normal" style:font-name-complex="Akatab1" style:font-size-complex="11pt" style:font-weight-complex="normal"/>
    </style:style>
    <style:style style:name="P16" style:family="paragraph" style:parent-style-name="Standard">
      <style:paragraph-properties fo:margin-left="0in" fo:margin-right="0in" fo:margin-top="0in" fo:margin-bottom="0.1in" style:contextual-spacing="false" fo:line-height="100%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Akatab1" fo:font-size="11pt" fo:font-style="normal" style:text-underline-style="none" fo:font-weight="normal" officeooo:rsid="006fe354" officeooo:paragraph-rsid="0076b48e" style:text-blinking="false" fo:background-color="transparent" style:font-name-asian="Arial" style:font-size-asian="11pt" style:font-weight-asian="normal" style:font-name-complex="Akatab1" style:font-size-complex="11pt" style:font-weight-complex="normal"/>
    </style:style>
    <style:style style:name="P17" style:family="paragraph" style:parent-style-name="Standard">
      <style:paragraph-properties fo:margin-left="0in" fo:margin-right="0in" fo:margin-top="0in" fo:margin-bottom="0.1in" style:contextual-spacing="false" fo:line-height="100%" fo:text-align="start" style:justify-single-word="false" fo:text-indent="0in" style:auto-text-indent="false"/>
      <style:text-properties fo:color="#000000" loext:opacity="100%" style:font-name="Akatab1" fo:font-size="11pt" fo:font-weight="normal" officeooo:rsid="0061e5c8" officeooo:paragraph-rsid="006fa164" style:font-name-asian="Arial" style:font-size-asian="11pt" style:font-weight-asian="normal" style:font-name-complex="Akatab1" style:font-size-complex="11pt" style:font-weight-complex="normal"/>
    </style:style>
    <style:style style:name="P18" style:family="paragraph" style:parent-style-name="Standard">
      <style:paragraph-properties fo:margin-left="0in" fo:margin-right="0in" fo:margin-top="0in" fo:margin-bottom="0.1in" style:contextual-spacing="false" fo:line-height="100%" fo:text-align="start" style:justify-single-word="false" fo:text-indent="0in" style:auto-text-indent="false"/>
      <style:text-properties fo:color="#000000" loext:opacity="100%" style:font-name="Akatab1" fo:font-size="11pt" fo:font-weight="normal" officeooo:rsid="0061e5c8" officeooo:paragraph-rsid="0076b48e" style:font-name-asian="Arial" style:font-size-asian="11pt" style:font-weight-asian="normal" style:font-name-complex="Akatab1" style:font-size-complex="11pt" style:font-weight-complex="normal"/>
    </style:style>
    <style:style style:name="P19" style:family="paragraph" style:parent-style-name="Normal">
      <style:paragraph-properties fo:margin-left="0in" fo:margin-right="0in" fo:margin-top="0in" fo:margin-bottom="0.1in" style:contextual-spacing="false" fo:line-height="100%" fo:text-indent="0in" style:auto-text-indent="false"/>
      <style:text-properties fo:color="#000000" loext:opacity="100%" style:font-name="Akatab1" fo:font-size="14pt" fo:font-weight="normal" officeooo:rsid="0061e5c8" officeooo:paragraph-rsid="006fa164" style:font-name-asian="Arial" style:font-size-asian="14pt" style:font-weight-asian="normal" style:font-name-complex="Akatab1" style:font-size-complex="14pt" style:font-weight-complex="normal"/>
    </style:style>
    <style:style style:name="P20" style:family="paragraph" style:parent-style-name="Normal">
      <style:paragraph-properties fo:margin-left="0in" fo:margin-right="0in" fo:margin-top="0in" fo:margin-bottom="0.1in" style:contextual-spacing="false" fo:line-height="100%" fo:text-indent="0in" style:auto-text-indent="false"/>
      <style:text-properties fo:color="#000000" loext:opacity="100%" style:font-name="Akatab1" fo:font-size="14pt" fo:font-weight="bold" officeooo:rsid="0061e5c8" officeooo:paragraph-rsid="0076b48e" style:font-name-asian="Arial" style:font-size-asian="14pt" style:font-weight-asian="bold" style:font-name-complex="Akatab1" style:font-size-complex="14pt" style:font-weight-complex="bold"/>
    </style:style>
    <style:style style:name="P21" style:family="paragraph" style:parent-style-name="Normal">
      <style:paragraph-properties fo:margin-left="0in" fo:margin-right="0in" fo:margin-top="0in" fo:margin-bottom="0.1in" style:contextual-spacing="false" fo:line-height="100%" fo:text-align="end" style:justify-single-word="false" fo:text-indent="0in" style:auto-text-indent="false"/>
      <style:text-properties fo:color="#000000" loext:opacity="100%" style:font-name="Source Sans Pro" fo:font-size="14pt" fo:font-weight="normal" officeooo:rsid="0061e5c8" officeooo:paragraph-rsid="006fa164" style:font-name-asian="Arial" style:font-size-asian="14pt" style:font-weight-asian="normal" style:font-name-complex="Akatab1" style:font-size-complex="14pt" style:font-weight-complex="normal"/>
    </style:style>
    <style:style style:name="P22" style:family="paragraph" style:parent-style-name="Normal">
      <style:paragraph-properties fo:margin-left="0in" fo:margin-right="0in" fo:margin-top="0in" fo:margin-bottom="0.1in" style:contextual-spacing="false" fo:line-height="100%" fo:text-align="end" style:justify-single-word="false" fo:text-indent="0in" style:auto-text-indent="false"/>
      <style:text-properties fo:color="#000000" loext:opacity="100%" style:font-name="Source Sans Pro Semibold" fo:font-size="14pt" fo:font-weight="bold" officeooo:rsid="0061e5c8" officeooo:paragraph-rsid="0076b48e" style:font-name-asian="Arial" style:font-size-asian="14pt" style:font-weight-asian="bold" style:font-name-complex="Akatab1" style:font-size-complex="14pt" style:font-weight-complex="bold"/>
    </style:style>
    <style:style style:name="P23" style:family="paragraph" style:parent-style-name="Text_20_body">
      <style:paragraph-properties fo:line-height="100%" fo:text-align="center" style:justify-single-word="false"/>
      <style:text-properties style:font-name="Akatab1" fo:font-size="14pt" officeooo:rsid="006725cc" officeooo:paragraph-rsid="006725cc" style:font-size-asian="12.25pt" style:font-name-complex="Akatab1" style:font-size-complex="14pt"/>
    </style:style>
    <style:style style:name="P24" style:family="paragraph" style:parent-style-name="Text_20_body">
      <style:paragraph-properties fo:line-height="100%" fo:text-align="center" style:justify-single-word="false"/>
      <style:text-properties style:font-name="Akatab1" fo:font-size="14pt" fo:font-weight="normal" officeooo:rsid="0076b48e" officeooo:paragraph-rsid="0076b48e" style:font-size-asian="12.25pt" style:font-weight-asian="normal" style:font-name-complex="Akatab1" style:font-size-complex="14pt" style:font-weight-complex="normal"/>
    </style:style>
    <style:style style:name="P25" style:family="paragraph" style:parent-style-name="Heading_20_1" style:master-page-name="MP0">
      <style:paragraph-properties fo:margin-left="0in" fo:margin-right="0in" fo:margin-top="0in" fo:margin-bottom="0.0799in" style:contextual-spacing="false" fo:text-align="center" style:justify-single-word="false" fo:text-indent="0in" style:auto-text-indent="false" style:page-number="auto" fo:break-before="page">
        <style:tab-stops/>
      </style:paragraph-properties>
      <style:text-properties style:font-name="Arial" fo:font-size="14pt" officeooo:rsid="00358ad1" officeooo:paragraph-rsid="00722701" style:font-size-asian="14pt" style:font-size-complex="14pt"/>
    </style:style>
    <style:style style:name="P26" style:family="paragraph" style:parent-style-name="Heading_20_1" style:master-page-name="MP0">
      <style:paragraph-properties fo:margin-left="0in" fo:margin-right="0in" fo:margin-top="0in" fo:margin-bottom="0.0799in" style:contextual-spacing="false" fo:text-align="center" style:justify-single-word="false" fo:text-indent="0in" style:auto-text-indent="false" style:page-number="auto" fo:break-before="page">
        <style:tab-stops/>
      </style:paragraph-properties>
      <style:text-properties style:font-name="Arial" fo:font-size="14pt" officeooo:rsid="00358ad1" officeooo:paragraph-rsid="0076b48e" style:font-size-asian="14pt" style:font-size-complex="14pt"/>
    </style:style>
    <style:style style:name="P27" style:family="paragraph" style:parent-style-name="Heading_20_2">
      <style:paragraph-properties fo:line-height="100%"/>
      <style:text-properties fo:color="#666666" loext:opacity="100%" style:font-name="Akatab1" fo:font-size="12pt" style:font-size-asian="12pt" style:font-name-complex="Akatab1" style:font-size-complex="12pt"/>
    </style:style>
    <style:style style:name="P28" style:family="paragraph" style:parent-style-name="Heading_20_2">
      <style:paragraph-properties fo:line-height="100%"/>
      <style:text-properties fo:color="#666666" loext:opacity="100%" style:font-name="Akatab1" fo:font-size="12pt" officeooo:paragraph-rsid="0076b48e" style:font-size-asian="12pt" style:font-name-complex="Akatab1" style:font-size-complex="12pt"/>
    </style:style>
    <style:style style:name="P29" style:family="paragraph" style:parent-style-name="Heading_20_2">
      <style:paragraph-properties fo:line-height="100%"/>
      <style:text-properties fo:color="#666666" loext:opacity="100%" style:font-name="Akatab1" fo:font-size="12pt" fo:font-weight="bold" officeooo:paragraph-rsid="003f80e3" style:font-name-asian="Arial" style:font-size-asian="12pt" style:font-weight-asian="bold" style:font-name-complex="Akatab1" style:font-size-complex="12pt" style:font-weight-complex="bold"/>
    </style:style>
    <style:style style:name="P30" style:family="paragraph" style:parent-style-name="Heading_20_2">
      <style:paragraph-properties fo:line-height="100%"/>
      <style:text-properties fo:color="#666666" loext:opacity="100%" style:font-name="Akatab1" fo:font-size="12pt" fo:font-weight="bold" officeooo:paragraph-rsid="0076b48e" style:font-name-asian="Arial" style:font-size-asian="12pt" style:font-weight-asian="bold" style:font-name-complex="Akatab1" style:font-size-complex="12pt" style:font-weight-complex="bold"/>
    </style:style>
    <style:style style:name="P31" style:family="paragraph" style:parent-style-name="Heading_20_2">
      <style:paragraph-properties fo:line-height="100%"/>
      <style:text-properties style:font-name="Akatab1" fo:font-size="12pt" officeooo:paragraph-rsid="004b1d41" style:font-size-asian="12pt" style:font-name-complex="Akatab1" style:font-size-complex="12pt"/>
    </style:style>
    <style:style style:name="P32" style:family="paragraph" style:parent-style-name="Heading_20_2">
      <style:paragraph-properties fo:line-height="100%"/>
      <style:text-properties style:font-name="Akatab1" fo:font-size="12pt" officeooo:paragraph-rsid="005b4dea" style:font-size-asian="12pt" style:font-name-complex="Akatab1" style:font-size-complex="12pt"/>
    </style:style>
    <style:style style:name="P33" style:family="paragraph" style:parent-style-name="Heading_20_2">
      <style:paragraph-properties fo:line-height="100%"/>
      <style:text-properties style:font-name="Akatab1" fo:font-size="12pt" officeooo:paragraph-rsid="0076b48e" style:font-size-asian="12pt" style:font-name-complex="Akatab1" style:font-size-complex="12pt"/>
    </style:style>
    <style:style style:name="P34" style:family="paragraph" style:parent-style-name="Heading_20_2">
      <style:paragraph-properties fo:line-height="100%"/>
      <style:text-properties style:font-name="Akatab1" fo:font-size="12pt" fo:font-weight="bold" officeooo:paragraph-rsid="00635886" style:font-size-asian="12pt" style:font-weight-asian="bold" style:font-name-complex="Akatab1" style:font-size-complex="12pt" style:font-weight-complex="bold"/>
    </style:style>
    <style:style style:name="P35" style:family="paragraph" style:parent-style-name="Heading_20_2">
      <style:paragraph-properties fo:line-height="100%"/>
      <style:text-properties style:font-name="Akatab1" fo:font-size="12pt" fo:font-weight="bold" officeooo:paragraph-rsid="005242cd" style:font-size-asian="12pt" style:font-weight-asian="bold" style:font-name-complex="Akatab1" style:font-size-complex="12pt" style:font-weight-complex="bold"/>
    </style:style>
    <style:style style:name="P36" style:family="paragraph" style:parent-style-name="Heading_20_2">
      <style:paragraph-properties fo:line-height="100%"/>
      <style:text-properties style:font-name="Akatab1" fo:font-size="12pt" fo:font-weight="bold" officeooo:paragraph-rsid="0076b48e" style:font-size-asian="12pt" style:font-weight-asian="bold" style:font-name-complex="Akatab1" style:font-size-complex="12pt" style:font-weight-complex="bold"/>
    </style:style>
    <style:style style:name="P37" style:family="paragraph" style:parent-style-name="Heading_20_2">
      <style:paragraph-properties fo:margin-top="0.2402in" fo:margin-bottom="0in" style:contextual-spacing="false" fo:line-height="100%"/>
      <style:text-properties fo:color="#666666" loext:opacity="100%" style:font-name="Akatab1" fo:font-size="12pt" officeooo:paragraph-rsid="006fa164" style:font-size-asian="12pt" style:font-name-complex="Akatab1" style:font-size-complex="12pt"/>
    </style:style>
    <style:style style:name="P38" style:family="paragraph" style:parent-style-name="Heading_20_2">
      <style:paragraph-properties fo:margin-top="0.2402in" fo:margin-bottom="0in" style:contextual-spacing="false" fo:line-height="100%"/>
      <style:text-properties fo:color="#666666" loext:opacity="100%" style:font-name="Akatab1" fo:font-size="12pt" officeooo:paragraph-rsid="0076b48e" style:font-size-asian="12pt" style:font-name-complex="Akatab1" style:font-size-complex="12pt"/>
    </style:style>
    <style:style style:name="P39" style:family="paragraph" style:parent-style-name="Normal">
      <style:paragraph-properties fo:margin-left="0in" fo:margin-right="0in" fo:margin-top="0in" fo:margin-bottom="0in" style:contextual-spacing="false" fo:line-height="100%" fo:text-indent="0in" style:auto-text-indent="false"/>
      <style:text-properties style:font-name="Akatab1" fo:font-size="14pt" fo:font-weight="bold" officeooo:paragraph-rsid="007b1872" style:font-size-asian="14pt" style:font-weight-asian="bold" style:font-name-complex="Akatab1" style:font-size-complex="14pt" style:font-weight-complex="bold"/>
    </style:style>
    <style:style style:name="P40" style:family="paragraph" style:parent-style-name="Normal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Akatab1" fo:font-size="10pt" fo:font-weight="normal" officeooo:rsid="0066ef9c" officeooo:paragraph-rsid="007e8f18" style:font-size-asian="10pt" style:font-weight-asian="normal" style:font-name-complex="Akatab1" style:font-size-complex="10pt" style:font-weight-complex="normal"/>
    </style:style>
    <style:style style:name="P41" style:family="paragraph" style:parent-style-name="Normal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Akatab1" fo:font-size="10pt" fo:font-weight="normal" officeooo:rsid="0066ef9c" officeooo:paragraph-rsid="0066ef9c" style:font-size-asian="10pt" style:font-weight-asian="normal" style:font-name-complex="Akatab1" style:font-size-complex="10pt" style:font-weight-complex="normal"/>
    </style:style>
    <style:style style:name="P42" style:family="paragraph" style:parent-style-name="Normal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Akatab1" fo:font-size="10pt" fo:font-weight="normal" officeooo:rsid="0066ef9c" officeooo:paragraph-rsid="0076b48e" style:font-size-asian="10pt" style:font-weight-asian="normal" style:font-name-complex="Akatab1" style:font-size-complex="10pt" style:font-weight-complex="normal"/>
    </style:style>
    <style:style style:name="P43" style:family="paragraph" style:parent-style-name="Normal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Akatab1" fo:font-size="14pt" officeooo:paragraph-rsid="008627cf" style:font-size-asian="14pt" style:font-name-complex="Akatab1" style:font-size-complex="14pt"/>
    </style:style>
    <style:style style:name="P44" style:family="paragraph" style:parent-style-name="Normal">
      <style:paragraph-properties fo:margin-left="0in" fo:margin-right="0in" fo:margin-top="0in" fo:margin-bottom="0in" style:contextual-spacing="false" fo:line-height="100%" fo:text-indent="0in" style:auto-text-indent="false" style:writing-mode="lr-tb"/>
      <style:text-properties fo:color="#000000" loext:opacity="100%" style:font-name="Akatab1" fo:font-size="14pt" fo:font-weight="bold" officeooo:paragraph-rsid="007c15bb" style:font-size-asian="14pt" style:font-weight-asian="bold" style:font-name-complex="Akatab1" style:font-size-complex="14pt" style:font-weight-complex="bold"/>
    </style:style>
    <style:style style:name="P45" style:family="paragraph" style:parent-style-name="Standard">
      <style:paragraph-properties fo:margin-left="0in" fo:margin-right="0in" fo:margin-top="0in" fo:margin-bottom="0.1in" style:contextual-spacing="false" fo:line-height="100%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Akatab1" fo:font-size="11pt" fo:font-style="normal" style:text-underline-style="none" fo:font-weight="normal" officeooo:rsid="0061e5c8" officeooo:paragraph-rsid="006fa164" style:text-blinking="false" fo:background-color="transparent" style:font-name-asian="Arial" style:font-size-asian="11pt" style:font-weight-asian="normal" style:font-name-complex="Akatab1" style:font-size-complex="11pt" style:font-weight-complex="normal"/>
    </style:style>
    <style:style style:name="P46" style:family="paragraph" style:parent-style-name="Standard">
      <style:paragraph-properties fo:margin-left="0in" fo:margin-right="0in" fo:margin-top="0in" fo:margin-bottom="0.1in" style:contextual-spacing="false" fo:line-height="100%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Akatab1" fo:font-size="11pt" fo:font-style="normal" style:text-underline-style="none" fo:font-weight="normal" officeooo:rsid="0061e5c8" officeooo:paragraph-rsid="0076b48e" style:text-blinking="false" fo:background-color="transparent" style:font-name-asian="Arial" style:font-size-asian="11pt" style:font-weight-asian="normal" style:font-name-complex="Akatab1" style:font-size-complex="11pt" style:font-weight-complex="normal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Akatab1" fo:font-size="14pt" officeooo:rsid="0030dba2" officeooo:paragraph-rsid="005b4dea" style:font-size-asian="14pt" style:font-name-complex="Akatab1" style:font-size-complex="14pt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Akatab1" fo:font-size="14pt" fo:font-weight="bold" officeooo:rsid="0030dba2" officeooo:paragraph-rsid="0084b3f9" style:font-size-asian="14pt" style:font-weight-asian="bold" style:font-name-complex="Akatab1" style:font-size-complex="14pt" style:font-weight-complex="bold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Akatab1" fo:font-size="10pt" fo:font-weight="normal" officeooo:rsid="0066ef9c" officeooo:paragraph-rsid="0083f49f" style:font-size-asian="10pt" style:font-weight-asian="normal" style:font-name-complex="Akatab1" style:font-size-complex="10pt" style:font-weight-complex="normal"/>
    </style:style>
    <style:style style:name="T1" style:family="text">
      <style:text-properties style:font-name="Arial Narrow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Arial Narrow" fo:font-size="8pt" fo:font-weight="bold" officeooo:rsid="00684643" style:font-size-asian="8pt" style:font-weight-asian="bold" style:font-size-complex="8pt" style:font-weight-complex="bold"/>
    </style:style>
    <style:style style:name="T3" style:family="text">
      <style:text-properties style:font-name="Arial Narrow" fo:font-size="8pt" fo:font-weight="bold" officeooo:rsid="003c7301" style:font-size-asian="8pt" style:font-weight-asian="bold" style:font-size-complex="8pt" style:font-weight-complex="bold"/>
    </style:style>
    <style:style style:name="T4" style:family="text">
      <style:text-properties style:font-name="Arial Narrow" fo:font-size="8pt" fo:font-weight="bold" officeooo:rsid="00519d0e" style:font-size-asian="8pt" style:font-weight-asian="bold" style:font-size-complex="8pt" style:font-weight-complex="bold"/>
    </style:style>
    <style:style style:name="T5" style:family="text">
      <style:text-properties style:font-name="Arial Narrow" fo:font-size="8pt" fo:font-weight="bold" officeooo:rsid="00244055" style:font-size-asian="8pt" style:font-weight-asian="bold" style:font-size-complex="8pt" style:font-weight-complex="bold"/>
    </style:style>
    <style:style style:name="T6" style:family="text">
      <style:text-properties style:font-name="Arial Narrow" fo:font-size="8pt" fo:font-weight="bold" officeooo:rsid="006c6534" style:font-size-asian="8pt" style:font-weight-asian="bold" style:font-size-complex="8pt" style:font-weight-complex="bold"/>
    </style:style>
    <style:style style:name="T7" style:family="text">
      <style:text-properties fo:font-size="8pt" fo:font-weight="bold" officeooo:rsid="0076b48e" style:font-size-asian="8pt" style:font-weight-asian="bold" style:font-size-complex="8pt" style:font-weight-complex="bold"/>
    </style:style>
    <style:style style:name="T8" style:family="text">
      <style:text-properties officeooo:rsid="004a316a"/>
    </style:style>
    <style:style style:name="T9" style:family="text">
      <style:text-properties fo:color="#666666" loext:opacity="100%" style:font-name-asian="Arial"/>
    </style:style>
    <style:style style:name="T10" style:family="text">
      <style:text-properties fo:color="#666666" loext:opacity="100%" officeooo:rsid="00519d0e" style:font-name-asian="Arial"/>
    </style:style>
    <style:style style:name="T11" style:family="text">
      <style:text-properties fo:color="#666666" loext:opacity="100%" officeooo:rsid="0066ef9c" style:font-name-asian="Arial"/>
    </style:style>
    <style:style style:name="T12" style:family="text">
      <style:text-properties fo:color="#666666" loext:opacity="100%" officeooo:rsid="005242cd" style:font-name-asian="Arial"/>
    </style:style>
    <style:style style:name="T13" style:family="text">
      <style:text-properties fo:color="#666666" loext:opacity="100%" officeooo:rsid="006591a4" style:font-name-asian="Arial"/>
    </style:style>
    <style:style style:name="T14" style:family="text">
      <style:text-properties fo:color="#666666" loext:opacity="100%" fo:font-size="14pt" fo:font-weight="bold" style:font-name-asian="Arial" style:font-size-asian="14pt" style:font-weight-asian="bold" style:font-size-complex="14pt" style:font-weight-complex="bold"/>
    </style:style>
    <style:style style:name="T15" style:family="text">
      <style:text-properties fo:color="#666666" loext:opacity="100%" fo:font-size="14pt" fo:font-weight="bold" officeooo:rsid="004b1d41" style:font-name-asian="Arial" style:font-size-asian="14pt" style:font-weight-asian="bold" style:font-size-complex="14pt" style:font-weight-complex="bold"/>
    </style:style>
    <style:style style:name="T16" style:family="text">
      <style:text-properties fo:color="#666666" loext:opacity="100%" fo:font-size="14pt" fo:font-weight="bold" officeooo:rsid="005b4dea" style:font-name-asian="Arial" style:font-size-asian="14pt" style:font-weight-asian="bold" style:font-size-complex="14pt" style:font-weight-complex="bold"/>
    </style:style>
    <style:style style:name="T17" style:family="text">
      <style:text-properties fo:color="#666666" loext:opacity="100%" fo:font-weight="bold" style:font-name-asian="Arial" style:font-weight-asian="bold" style:font-weight-complex="bold"/>
    </style:style>
    <style:style style:name="T18" style:family="text">
      <style:text-properties fo:color="#666666" loext:opacity="100%" fo:font-weight="bold" officeooo:rsid="0027b7c0" style:font-name-asian="Arial" style:font-weight-asian="bold" style:font-weight-complex="bold"/>
    </style:style>
    <style:style style:name="T19" style:family="text">
      <style:text-properties fo:color="#666666" loext:opacity="100%" fo:font-weight="bold" officeooo:rsid="004b1d41" style:font-name-asian="Arial" style:font-weight-asian="bold" style:font-weight-complex="bold"/>
    </style:style>
    <style:style style:name="T20" style:family="text">
      <style:text-properties fo:color="#666666" loext:opacity="100%" fo:font-weight="bold" officeooo:rsid="005b4dea" style:font-name-asian="Arial" style:font-weight-asian="bold" style:font-weight-complex="bold"/>
    </style:style>
    <style:style style:name="T21" style:family="text">
      <style:text-properties fo:color="#666666" loext:opacity="100%" fo:font-weight="bold" officeooo:rsid="008627cf" style:font-name-asian="Arial" style:font-weight-asian="bold" style:font-weight-complex="bold"/>
    </style:style>
    <style:style style:name="T22" style:family="text">
      <style:text-properties fo:color="#000000" loext:opacity="100%" fo:font-weight="normal" officeooo:rsid="004bc66e" style:font-name-asian="Arial" style:font-weight-asian="normal" style:font-weight-complex="normal"/>
    </style:style>
    <style:style style:name="T23" style:family="text">
      <style:text-properties fo:color="#000000" loext:opacity="100%" fo:font-size="12pt" fo:font-weight="normal" officeooo:rsid="005242cd" style:font-size-asian="12pt" style:font-weight-asian="normal" style:font-size-complex="12pt" style:font-weight-complex="normal"/>
    </style:style>
    <style:style style:name="T24" style:family="text">
      <style:text-properties fo:color="#000000" loext:opacity="100%" fo:font-size="12pt" fo:font-weight="normal" officeooo:rsid="0066ef9c" style:font-size-asian="12pt" style:font-weight-asian="normal" style:font-size-complex="12pt" style:font-weight-complex="normal"/>
    </style:style>
    <style:style style:name="T25" style:family="text">
      <style:text-properties fo:color="#000000" loext:opacity="100%" fo:font-size="12pt" fo:font-weight="normal" officeooo:rsid="007b1872" style:font-size-asian="12pt" style:font-weight-asian="normal" style:font-size-complex="12pt" style:font-weight-complex="normal"/>
    </style:style>
    <style:style style:name="T26" style:family="text">
      <style:text-properties fo:color="#000000" loext:opacity="100%" fo:font-size="12pt" officeooo:rsid="005242cd" style:font-size-asian="12pt" style:font-size-complex="12pt"/>
    </style:style>
    <style:style style:name="T27" style:family="text">
      <style:text-properties fo:color="#000000" loext:opacity="100%" fo:font-size="12pt" officeooo:rsid="0066ef9c" style:font-size-asian="12pt" style:font-size-complex="12pt"/>
    </style:style>
    <style:style style:name="T28" style:family="text">
      <style:text-properties fo:color="#000000" loext:opacity="100%" fo:font-size="12pt" officeooo:rsid="007b1872" style:font-size-asian="12pt" style:font-size-complex="12pt"/>
    </style:style>
    <style:style style:name="T29" style:family="text">
      <style:text-properties fo:color="#000000" loext:opacity="100%" officeooo:rsid="004bc66e" style:font-name-asian="Arial"/>
    </style:style>
    <style:style style:name="T30" style:family="text">
      <style:text-properties fo:font-weight="normal" officeooo:rsid="005242cd" style:font-name-asian="Arial" style:font-weight-asian="normal" style:font-weight-complex="normal"/>
    </style:style>
    <style:style style:name="T31" style:family="text">
      <style:text-properties fo:font-weight="normal" officeooo:rsid="005b7cec" style:font-name-asian="Arial" style:font-weight-asian="normal" style:font-weight-complex="normal"/>
    </style:style>
    <style:style style:name="T32" style:family="text">
      <style:text-properties fo:font-weight="normal" officeooo:rsid="00567af3" style:font-name-asian="Arial" style:font-weight-asian="normal" style:font-weight-complex="normal"/>
    </style:style>
    <style:style style:name="T33" style:family="text">
      <style:text-properties fo:font-style="normal" style:font-name-asian="Arial" style:font-style-asian="normal" style:font-style-complex="normal"/>
    </style:style>
    <style:style style:name="T34" style:family="text">
      <style:text-properties fo:font-style="normal" fo:font-weight="bold" style:font-name-asian="Arial" style:font-style-asian="normal" style:font-weight-asian="bold" style:font-style-complex="normal" style:font-weight-complex="bold"/>
    </style:style>
    <style:style style:name="T35" style:family="text">
      <style:text-properties style:font-name-asian="Arial"/>
    </style:style>
    <style:style style:name="T36" style:family="text">
      <style:text-properties officeooo:rsid="0061e5c8" style:font-name-asian="Arial"/>
    </style:style>
    <style:style style:name="T37" style:family="text">
      <style:text-properties officeooo:rsid="006a43b0" style:font-name-asian="Arial"/>
    </style:style>
    <style:style style:name="T38" style:family="text">
      <style:text-properties officeooo:rsid="006b0139" style:font-name-asian="Arial"/>
    </style:style>
    <style:style style:name="T39" style:family="text">
      <style:text-properties officeooo:rsid="005242cd" style:font-name-asian="Arial"/>
    </style:style>
    <style:style style:name="T40" style:family="text">
      <style:text-properties officeooo:rsid="005b7cec" style:font-name-asian="Arial"/>
    </style:style>
    <style:style style:name="T41" style:family="text">
      <style:text-properties officeooo:rsid="00567af3" style:font-name-asian="Arial"/>
    </style:style>
    <style:style style:name="T42" style:family="text">
      <style:text-properties style:font-name-asian="Arial" style:language-complex="ne" style:country-complex="NP"/>
    </style:style>
    <style:style style:name="T43" style:family="text">
      <style:text-properties officeooo:rsid="0061e5c8" style:font-name-asian="Arial" style:language-complex="ne" style:country-complex="NP"/>
    </style:style>
    <style:style style:name="T44" style:family="text">
      <style:text-properties officeooo:rsid="007e8f18" style:font-name-asian="Arial" style:language-complex="ne" style:country-complex="NP"/>
    </style:style>
    <style:style style:name="T45" style:family="text">
      <style:text-properties officeooo:rsid="00800f7f" style:font-name-asian="Arial" style:language-complex="ne" style:country-complex="NP"/>
    </style:style>
    <style:style style:name="T46" style:family="text">
      <style:text-properties officeooo:rsid="00820afe" style:font-name-asian="Arial" style:language-complex="ne" style:country-complex="NP"/>
    </style:style>
    <style:style style:name="T47" style:family="text">
      <style:text-properties officeooo:rsid="0083f49f" style:font-name-asian="Arial" style:language-complex="ne" style:country-complex="NP"/>
    </style:style>
    <style:style style:name="T48" style:family="text">
      <style:text-properties style:language-complex="ne" style:country-complex="NP"/>
    </style:style>
    <style:style style:name="T49" style:family="text">
      <style:text-properties officeooo:rsid="00597c1d" style:language-complex="ne" style:country-complex="NP"/>
    </style:style>
    <style:style style:name="T50" style:family="text">
      <style:text-properties officeooo:rsid="00820afe" style:language-complex="ne" style:country-complex="NP"/>
    </style:style>
    <style:style style:name="T51" style:family="text">
      <style:text-properties officeooo:rsid="0084b3f9" style:language-complex="ne" style:country-complex="NP"/>
    </style:style>
    <style:style style:name="T52" style:family="text">
      <style:text-properties fo:font-size="12pt" fo:font-weight="normal" officeooo:rsid="005242cd" style:font-name-asian="Arial" style:font-size-asian="12pt" style:font-weight-asian="normal" style:font-size-complex="12pt" style:font-weight-complex="normal"/>
    </style:style>
    <style:style style:name="T53" style:family="text">
      <style:text-properties fo:font-size="12pt" officeooo:rsid="005242cd" style:font-name-asian="Arial" style:font-size-asian="12pt" style:font-size-complex="12pt"/>
    </style:style>
    <style:style style:name="T54" style:family="text">
      <style:text-properties style:font-name="Akatab" fo:font-size="20pt" style:font-size-asian="20pt" style:font-name-complex="Akatab2" style:font-size-complex="20pt"/>
    </style:style>
    <style:style style:name="T55" style:family="text">
      <style:text-properties style:font-name="Akatab" fo:font-size="20pt" officeooo:rsid="0066ef9c" style:font-size-asian="20pt" style:font-name-complex="Akatab2" style:font-size-complex="20pt"/>
    </style:style>
    <style:style style:name="T56" style:family="text">
      <style:text-properties fo:font-size="20pt" style:font-size-asian="20pt" style:font-name-complex="Akatab1" style:font-size-complex="20pt"/>
    </style:style>
    <style:style style:name="T57" style:family="text">
      <style:text-properties fo:font-size="20pt" style:font-size-asian="20pt" style:font-size-complex="20pt"/>
    </style:style>
    <style:style style:name="T58" style:family="text">
      <style:text-properties officeooo:rsid="0066ef9c"/>
    </style:style>
    <style:style style:name="T59" style:family="text">
      <style:text-properties style:font-name="Akatab RTL" fo:font-size="20pt" style:font-size-asian="20pt" style:font-name-complex="Akatab1" style:font-size-complex="20pt"/>
    </style:style>
    <style:style style:name="T60" style:family="text">
      <style:text-properties style:font-name="Akatab RTL" fo:font-size="20pt" style:font-size-asian="20pt" style:font-size-complex="20pt"/>
    </style:style>
    <style:style style:name="T61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62" style:family="text">
      <style:text-properties fo:font-variant="normal" fo:text-transform="none" style:text-line-through-style="none" style:text-line-through-type="none" fo:font-style="normal" style:text-underline-style="none" officeooo:rsid="006fe354" style:text-blinking="false" fo:background-color="transparent" loext:char-shading-value="0"/>
    </style:style>
    <style:style style:name="T63" style:family="text">
      <style:text-properties fo:font-weight="bold" style:font-name-asian="Arial" style:font-weight-asian="bold" style:font-weight-complex="bold"/>
    </style:style>
    <style:style style:name="T64" style:family="text">
      <style:text-properties fo:font-weight="bold" officeooo:rsid="006fa164" style:font-name-asian="Arial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4a316a" style:font-weight-asian="bold" style:font-weight-complex="bold"/>
    </style:style>
    <style:style style:name="T67" style:family="text">
      <style:text-properties fo:font-weight="bold" officeooo:rsid="008627cf" style:font-weight-asian="bold" style:font-weight-complex="bold"/>
    </style:style>
    <style:style style:name="T68" style:family="text">
      <style:text-properties officeooo:rsid="00722701"/>
    </style:style>
    <style:style style:name="T69" style:family="text">
      <style:text-properties style:font-name="Source Sans Pro"/>
    </style:style>
    <style:style style:name="T70" style:family="text">
      <style:text-properties style:font-name="Source Sans Pro" officeooo:rsid="0066ef9c"/>
    </style:style>
    <style:style style:name="T71" style:family="text">
      <style:text-properties style:font-name="Source Sans Pro Semibold"/>
    </style:style>
    <style:style style:name="T72" style:family="text">
      <style:text-properties style:font-name="Source Sans Pro Semibold" officeooo:rsid="0066ef9c"/>
    </style:style>
    <style:style style:name="T73" style:family="text">
      <style:text-properties officeooo:rsid="007c15bb"/>
    </style:style>
    <style:style style:name="T74" style:family="text">
      <style:text-properties officeooo:rsid="007de7b4"/>
    </style:style>
    <style:style style:name="T75" style:family="text">
      <style:text-properties officeooo:rsid="008627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Akatab <text:span text:style-name="T68">Character Inventory</text:span></text:h>
      <text:p text:style-name="P23">Regular</text:p>
      <text:h text:style-name="P27" text:outline-level="2">Basic Latin:</text:h>
      <text:p text:style-name="P10">! <text:span text:style-name="T73">"</text:span> # $ % &amp; <text:span text:style-name="T74">'</text:span> ( ) * + , - . / 0 1 2 3 4 5 6 7 8 9 : ; &lt; = &gt; ? @ A B C D E F G H I J K L M N O P Q R S T U V W X Y Z [ \ ] ^ _ ` a b c d e f g h i j k l m n o p q r s t u v w x y z { | } ~</text:p>
      <text:h text:style-name="P27" text:outline-level="2">Latin-1 Supplement:</text:h>
      <text:p text:style-name="P11">¡ ¢ £ ¤ ¥ ¦ § ¨ © ª « ¬ ­ ® ¯ ° ± ² ³ ´ µ ¶ · ¸ ¹ º » ¼ ½ ¾ ¿ À Á Â Ã Ä Å Æ Ç È É Ê Ë Ì Í Î Ï Ð Ñ Ò Ó Ô Õ Ö × Ø Ù Ú Û Ü Ý Þ ß à á â ã ä å æ ç è é ê ë ì í î ï ð ñ ò ó ô õ ö ÷ ø ù ú û ü ý þ ÿ</text:p>
      <text:h text:style-name="P31" text:outline-level="2"><text:span text:style-name="T17">Latin Extended-A, Latin Extended-B </text:span><text:span text:style-name="T19">&amp; Spacing Modifier Letters</text:span><text:span text:style-name="T17">:</text:span></text:h>
      <text:p text:style-name="P47"><text:span text:style-name="T48">Ă ă Ĕ ĕ Ĭ ĭ </text:span><text:span text:style-name="T49">ı</text:span><text:span text:style-name="T48"> Ŋ ŋ Ŏ ŏ Œ œ Š š Ŭ ŭ Ÿ Ž ž Ǝ ƒ Ɣ ǝ </text:span><text:span text:style-name="T50">ȷ </text:span><text:span text:style-name="T51">ə</text:span><text:span text:style-name="T48"> ɣ ˆ ˇ ː ˘ ˙ ˚ ˛ </text:span><text:span text:style-name="T49">˜</text:span><text:span text:style-name="T48"> </text:span><text:span text:style-name="T49">˝</text:span><text:span text:style-name="T48"> π </text:span></text:p>
      <text:p text:style-name="P40"><text:span text:style-name="T43">N</text:span><text:span text:style-name="T42">B: </text:span><text:span text:style-name="T46">Common</text:span><text:span text:style-name="T45">ly used </text:span><text:span text:style-name="T47">mark</text:span><text:span text:style-name="T45">s from the </text:span><text:span text:style-name="T44">Combin</text:span><text:span text:style-name="T45">in</text:span><text:span text:style-name="T44">g </text:span><text:span text:style-name="T45">D</text:span><text:span text:style-name="T44">iacritic</text:span><text:span text:style-name="T45">al</text:span><text:span text:style-name="T44"> </text:span><text:span text:style-name="T45">M</text:span><text:span text:style-name="T44">ark</text:span><text:span text:style-name="T45">s block </text:span><text:span text:style-name="T47">are</text:span><text:span text:style-name="T45"> in the font </text:span><text:span text:style-name="T47">but</text:span><text:span text:style-name="T45"> not shown here.</text:span></text:p>
      <text:h text:style-name="P32" text:outline-level="2"><text:span text:style-name="T17">Latin Extended</text:span><text:span text:style-name="T19"> </text:span><text:span text:style-name="T20">Additional</text:span><text:span text:style-name="T17">:</text:span></text:h>
      <text:p text:style-name="P4">Ḅ ḅ Ḍ ḍ Ḥ ḥ Ḳ ḳ Ḷ ḷ Ṃ ṃ Ṇ ṇ Ṛ ṛ Ṣ ṣ Ṭ ṭ Ẉ ẉ Ẓ ẓ Ỵ ỵ </text:p>
      <text:h text:style-name="P29" text:outline-level="2">General Punctuation:</text:h>
      <text:p text:style-name="P2"><text:span text:style-name="T52">NQSP MQSP ENSP EMSP 3/MSP 4/MSP 6/MSP FSP PSP THSP HSP ZWS ZWNJ ZWJ LRM RLM</text:span><text:span text:style-name="T30"> </text:span><text:span text:style-name="T31">‐</text:span><text:span text:style-name="T30"> </text:span><text:span text:style-name="T32">‑</text:span><text:span text:style-name="T30"> ‒ – — ― ‘ ’ ‚ “ ” „ † ‡ • … ‧ </text:span><text:span text:style-name="T52">LSEP PSEP LRE RLE PDF LRO RLO NNBSP</text:span><text:span text:style-name="T30"> ‰ ‹ › ⁄ </text:span><text:span text:style-name="T52">WJ</text:span></text:p>
      <text:h text:style-name="P31" text:outline-level="2"><text:span text:style-name="T17">Currency, Letterlike Symbols, </text:span><text:span text:style-name="T18">Mathematical Operators, </text:span><text:span text:style-name="T21">Control</text:span><text:span text:style-name="T17"> &amp; Geometric Shapes:</text:span></text:h>
      <text:p text:style-name="P3">€ ™ <text:span text:style-name="T8">Ω ∂ ∆ ∏ ∑ ∙ √ ∞ ∫ ≈ ≠ ≤ ≥ </text:span><text:span text:style-name="T75">␣</text:span><text:span text:style-name="T8"> ◊</text:span> <text:span text:style-name="T8">◌</text:span> </text:p>
      <text:h text:style-name="P34" text:outline-level="2"><text:span text:style-name="T10">Tifinagh</text:span><text:span text:style-name="T9">:</text:span></text:h>
      <text:p text:style-name="P5">ⴰ ⴱ ⴴ ⴶ ⴷ ⴸ ⴹ ⴼ ⴾ ⵀ ⵂ ⵆ ⵈ ⵉ ⵋ ⵌ ⵍ ⵎ ⵏ ⵐ ⵑ ⵓ ⵔ ⵗ ⵙ ⵚ ⵛ ⵜ ⵟ ⵢ ⵣ ⵰ ⵿ </text:p>
      <text:p text:style-name="P41"><text:span text:style-name="T36">N</text:span><text:span text:style-name="T35">B: There are </text:span><text:span text:style-name="T37">Tifinagh</text:span><text:span text:style-name="T35"> bi-consonant ligatures </text:span><text:span text:style-name="T38">as well as</text:span><text:span text:style-name="T35"> </text:span><text:span text:style-name="T38">right to left</text:span><text:span text:style-name="T35"> and variant glyphs not represented here. Look in the document folder for </text:span><text:span text:style-name="T34">Akatab documentation.pdf</text:span><text:span text:style-name="T33"> to view those.</text:span></text:p>
      <text:h text:style-name="P35" text:outline-level="2"><text:span text:style-name="T11">Presentation Forms, </text:span><text:span text:style-name="T12">Variation Selectors </text:span><text:span text:style-name="T13">and Specials</text:span><text:span text:style-name="T9">:</text:span></text:h>
      <text:p text:style-name="P9"><text:span text:style-name="T22">ﬁ ﬂ </text:span><text:span text:style-name="T23">V</text:span><text:span text:style-name="T25">S</text:span><text:span text:style-name="T23">-1</text:span><text:span text:style-name="T25">…</text:span><text:span text:style-name="T23">V</text:span><text:span text:style-name="T25">S</text:span><text:span text:style-name="T23">-16 </text:span><text:span text:style-name="T24">ZWNBSP OBJ REPL</text:span></text:p>
      <text:h text:style-name="P37" text:outline-level="2"><text:span text:style-name="T64">Sample type</text:span><text:span text:style-name="T63">:</text:span></text:h>
      <text:p text:style-name="P19"><text:span text:style-name="T55">ⵙ</text:span><text:span text:style-name="T54">ⵏⵜⵜ ⵜⵙⴾⵍⵏ ⵓⵔ ⵜⴶⵂⵏⵜ ⵎⵉ</text:span><text:span text:style-name="T58"> <text:line-break/></text:span><text:span text:style-name="T70">Senatet tsokal</text:span><text:span text:style-name="T69">én wr teǧǧehnet émi.</text:span></text:p>
      <text:p text:style-name="P13"><text:span text:style-name="T56">‮</text:span><text:span text:style-name="T59">ⵙⵏⵜⵜ ⵜⵙⴾⵍⵏ ⵓⵔ ⵜⴶⵂⵏⵜ ⵎⵉ</text:span>‬</text:p>
      <text:p text:style-name="P21"><text:span text:style-name="T58">Senatet tsokal</text:span>én wr teǧǧehnet émi.</text:p>
      <text:p text:style-name="P15"/>
      <text:p text:style-name="P17"><text:bookmark text:name="docs-internal-guid-3bc7fe4f-7fff-aa15-eef5-45c887c522ab"/><text:span text:style-name="T62">NB: </text:span><text:span text:style-name="T61">Inclusion of basic Latin repertoire is provided as a convenience </text:span><text:span text:style-name="T62">but</text:span><text:span text:style-name="T61"> is not intended for extensive Latin script use.</text:span></text:p>
      <text:p text:style-name="P45"/>
      <text:h text:style-name="P26" text:outline-level="1">Akatab <text:span text:style-name="T68">Character Inventory</text:span></text:h>
      <text:p text:style-name="P24">Bold</text:p>
      <text:h text:style-name="P28" text:outline-level="2">Basic Latin:</text:h>
      <text:p text:style-name="P44">! <text:span text:style-name="T73">"</text:span> # $ % &amp; <text:span text:style-name="T74">'</text:span> ( ) * + , - . / 0 1 2 3 4 5 6 7 8 9 : ; &lt; = &gt; ? @ A B C D E F G H I J K L M N O P Q R S T U V W X Y Z [ \ ] ^ _ ` a b c d e f g h i j k l m n o p q r s t u v w x y z { | } ~</text:p>
      <text:h text:style-name="P28" text:outline-level="2">Latin-1 Supplement:</text:h>
      <text:p text:style-name="P12">¡ ¢ £ ¤ ¥ ¦ § ¨ © ª « ¬ ­ ® ¯ ° ± ² ³ ´ µ ¶ · ¸ ¹ º » ¼ ½ ¾ ¿ À Á Â Ã Ä Å Æ Ç È É Ê Ë Ì Í Î Ï Ð Ñ Ò Ó Ô Õ Ö × Ø Ù Ú Û Ü Ý Þ ß à á â ã ä å æ ç è é ê ë ì í î ï ð ñ ò ó ô õ ö ÷ ø ù ú û ü ý þ ÿ</text:p>
      <text:h text:style-name="P33" text:outline-level="2"><text:span text:style-name="T17">Latin Extended-A, Latin Extended-B </text:span><text:span text:style-name="T19">&amp; Spacing Modifier Letters</text:span><text:span text:style-name="T17">:</text:span></text:h>
      <text:p text:style-name="P48"><text:span text:style-name="T48">Ă ă Ĕ ĕ Ĭ ĭ </text:span><text:span text:style-name="T49">ı</text:span><text:span text:style-name="T48"> Ŋ ŋ Ŏ ŏ Œ œ Š š Ŭ ŭ Ÿ Ž ž Ǝ ƒ Ɣ ǝ </text:span><text:span text:style-name="T50">ȷ </text:span><text:span text:style-name="T51">ə</text:span><text:span text:style-name="T48"> ɣ ˆ ˇ ː ˘ ˙ ˚ ˛ </text:span><text:span text:style-name="T49">˜</text:span><text:span text:style-name="T48"> </text:span><text:span text:style-name="T49">˝</text:span><text:span text:style-name="T48"> π </text:span></text:p>
      <text:p text:style-name="P49"><text:span text:style-name="T43">N</text:span><text:span text:style-name="T42">B: </text:span><text:span text:style-name="T46">Common</text:span><text:span text:style-name="T45">ly used </text:span><text:span text:style-name="T47">mark</text:span><text:span text:style-name="T45">s from the </text:span><text:span text:style-name="T44">Combin</text:span><text:span text:style-name="T45">in</text:span><text:span text:style-name="T44">g </text:span><text:span text:style-name="T45">D</text:span><text:span text:style-name="T44">iacritic</text:span><text:span text:style-name="T45">al</text:span><text:span text:style-name="T44"> </text:span><text:span text:style-name="T45">M</text:span><text:span text:style-name="T44">ark</text:span><text:span text:style-name="T45">s block </text:span><text:span text:style-name="T47">are</text:span><text:span text:style-name="T45"> in the font </text:span><text:span text:style-name="T47">but</text:span><text:span text:style-name="T45"> not shown here.</text:span></text:p>
      <text:h text:style-name="P33" text:outline-level="2"><text:span text:style-name="T17">Latin Extended</text:span><text:span text:style-name="T19"> </text:span><text:span text:style-name="T20">Additional</text:span><text:span text:style-name="T17">:</text:span></text:h>
      <text:p text:style-name="P6">Ḅ ḅ Ḍ ḍ Ḥ ḥ Ḳ ḳ Ḷ ḷ Ṃ ṃ Ṇ ṇ Ṛ ṛ Ṣ ṣ Ṭ ṭ Ẉ ẉ Ẓ ẓ Ỵ ỵ </text:p>
      <text:h text:style-name="P30" text:outline-level="2">General Punctuation:</text:h>
      <text:p text:style-name="P7"><text:span text:style-name="T53">NQSP MQSP ENSP EMSP 3/MSP 4/MSP 6/MSP FSP PSP THSP HSP ZWS ZWNJ ZWJ LRM RLM</text:span><text:span text:style-name="T39"> </text:span><text:span text:style-name="T40">‐</text:span><text:span text:style-name="T39"> </text:span><text:span text:style-name="T41">‑</text:span><text:span text:style-name="T39"> ‒ – — ― ‘ ’ ‚ “ ” „ † ‡ • … ‧ </text:span><text:span text:style-name="T53">LSEP PSEP LRE RLE PDF LRO RLO NNBSP</text:span><text:span text:style-name="T39"> ‰ ‹ › ⁄ </text:span><text:span text:style-name="T53">WJ</text:span></text:p>
      <text:h text:style-name="P33" text:outline-level="2"><text:span text:style-name="T17">Currency, Letterlike Symbols, </text:span><text:span text:style-name="T18">Mathematical Operators, </text:span><text:span text:style-name="T21">Control</text:span><text:span text:style-name="T17"> &amp; Geometric Shapes:</text:span></text:h>
      <text:p text:style-name="P43"><text:span text:style-name="T65">€ ™ </text:span><text:span text:style-name="T66">Ω ∂ ∆ ∏ ∑ ∙ √ ∞ ∫ ≈ ≠ ≤ ≥ </text:span><text:span text:style-name="T67">␣</text:span><text:span text:style-name="T66"> ◊</text:span><text:span text:style-name="T65"> </text:span><text:span text:style-name="T66">◌</text:span> </text:p>
      <text:h text:style-name="P36" text:outline-level="2"><text:span text:style-name="T10">Tifinagh</text:span><text:span text:style-name="T9">:</text:span></text:h>
      <text:p text:style-name="P8">ⴰ ⴱ ⴴ ⴶ ⴷ ⴸ ⴹ ⴼ ⴾ ⵀ ⵂ ⵆ ⵈ ⵉ ⵋ ⵌ ⵍ ⵎ ⵏ ⵐ ⵑ ⵓ ⵔ ⵗ ⵙ ⵚ ⵛ ⵜ ⵟ ⵢ ⵣ ⵰ ⵿ </text:p>
      <text:p text:style-name="P42"><text:span text:style-name="T36">N</text:span><text:span text:style-name="T35">B: There are </text:span><text:span text:style-name="T37">Tifinagh</text:span><text:span text:style-name="T35"> bi-consonant ligatures </text:span><text:span text:style-name="T38">as well as</text:span><text:span text:style-name="T35"> </text:span><text:span text:style-name="T38">right to left</text:span><text:span text:style-name="T35"> and variant glyphs not represented here. Look in the document folder for </text:span><text:span text:style-name="T34">Akatab documentation.pdf</text:span><text:span text:style-name="T33"> to view those.</text:span></text:p>
      <text:h text:style-name="P36" text:outline-level="2"><text:span text:style-name="T11">Presentation Forms, </text:span><text:span text:style-name="T12">Variation Selectors </text:span><text:span text:style-name="T13">and Specials</text:span><text:span text:style-name="T9">:</text:span></text:h>
      <text:p text:style-name="P39"><text:span text:style-name="T29">ﬁ ﬂ </text:span><text:span text:style-name="T26">V</text:span><text:span text:style-name="T28">S</text:span><text:span text:style-name="T26">-1</text:span><text:span text:style-name="T28">…</text:span><text:span text:style-name="T26">V</text:span><text:span text:style-name="T28">S</text:span><text:span text:style-name="T26">-16 </text:span><text:span text:style-name="T27">ZWNBSP OBJ REPL</text:span></text:p>
      <text:h text:style-name="P38" text:outline-level="2"><text:span text:style-name="T64">Sample type</text:span><text:span text:style-name="T63">:</text:span></text:h>
      <text:p text:style-name="P20"><text:span text:style-name="T55">ⵙ</text:span><text:span text:style-name="T54">ⵏⵜⵜ ⵜⵙⴾⵍⵏ ⵓⵔ ⵜⴶⵂⵏⵜ ⵎⵉ</text:span><text:span text:style-name="T58"> <text:line-break/></text:span><text:span text:style-name="T72">Senatet tsokal</text:span><text:span text:style-name="T71">én wr teǧǧehnet émi.</text:span></text:p>
      <text:p text:style-name="P14"><text:span text:style-name="T57">‮</text:span><text:span text:style-name="T60">ⵙⵏⵜⵜ ⵜⵙⴾⵍⵏ ⵓⵔ ⵜⴶⵂⵏⵜ ⵎⵉ</text:span>‬</text:p>
      <text:p text:style-name="P22"><text:span text:style-name="T58">Senatet tsokal</text:span>én wr teǧǧehnet émi.</text:p>
      <text:p text:style-name="P16"/>
      <text:p text:style-name="P18"><text:bookmark text:name="docs-internal-guid-3bc7fe4f-7fff-aa15-eef5-45c887c522ab1"/><text:span text:style-name="T62">NB: </text:span><text:span text:style-name="T61">Inclusion of basic Latin repertoire is provided as a convenience </text:span><text:span text:style-name="T62">but</text:span><text:span text:style-name="T61"> is not intended for extensive Latin script use.</text:span></text:p>
      <text:p text:style-name="P4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inionPro-Regular" svg:font-family="MinionPro-Regular" style:font-family-generic="system"/>
    <style:font-face style:name="Liberation Mono" svg:font-family="'Liberation Mono'" style:font-family-generic="modern" style:font-pitch="fixed"/>
    <style:font-face style:name="Akatab1" svg:font-family="Akatab" style:font-pitch="variable"/>
    <style:font-face style:name="Akatab" svg:font-family="Akatab" style:font-family-generic="roman" style:font-pitch="variable"/>
    <style:font-face style:name="Akatab RTL" svg:font-family="'Akatab RTL'" style:font-family-generic="roman" style:font-pitch="variable"/>
    <style:font-face style:name="Akatab-Regular" svg:font-family="Akatab-Regular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katab2" svg:font-family="Akatab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wiss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Cambria Math" svg:font-family="'Cambria Math'" style:font-family-generic="system" style:font-pitch="variable"/>
    <style:font-face style:name="Scheherazade" svg:font-family="Scheherazade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in" style:contextual-spacing="false" fo:hyphenation-ladder-count="no-limit" fo:text-indent="0in" style:auto-text-indent="false"/>
      <style:text-properties fo:color="#666666" loext:opacity="100%"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28in" fo:margin-bottom="0in" style:contextual-spacing="false" fo:keep-together="always" fo:hyphenation-ladder-count="no-limit" fo:keep-with-next="always"/>
      <style:text-properties fo:color="#2e74b5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/>
    </style:style>
    <style:style style:name="Normal" style:family="paragraph">
      <style:paragraph-properties fo:line-height="0.222in" fo:hyphenation-ladder-count="no-limit"/>
      <style:text-properties style:font-name="Scheherazade" fo:font-family="Scheherazade" style:font-family-generic="system" style:font-pitch="variable" fo:font-size="14pt" style:font-size-asian="14pt" style:font-name-complex="Scheherazade" style:font-family-complex="Scheherazade" style:font-family-generic-complex="system" style:font-pitch-complex="variable" style:font-size-complex="14pt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oot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Normal_20__28_Web_29_" style:display-name="Normal (Web)" style:family="paragraph" style:parent-style-name="Standard">
      <style:paragraph-properties fo:margin-top="0.1945in" fo:margin-bottom="0.0799in" style:contextual-spacing="false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  <style:text-properties fo:hyphenate="false" loext:hyphenation-no-caps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_5b_Basic_20_Paragraph_5d_" style:display-name="[Basic Paragraph]" style:family="paragraph" style:parent-style-name="Normal">
      <style:paragraph-properties fo:line-height="120%" fo:orphans="2" fo:widows="2" fo:hyphenation-ladder-count="no-limit" style:text-autospace="none" style:vertical-align="middle"/>
      <style:text-properties fo:color="#000000" loext:opacity="100%" style:font-name="MinionPro-Regular" fo:font-family="MinionPro-Regular" style:font-family-generic="system" fo:language="en" fo:country="GB" style:letter-kerning="false" style:font-name-complex="MinionPro-Regular" style:font-family-complex="MinionPro-Regular" style:font-family-generic-complex="system" style:language-complex="ar" style:country-complex="SA" fo:hyphenate="true" loext:hyphenation-no-caps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ocumentMap" style:family="paragraph" style:default-outline-level="">
      <style:paragraph-properties fo:margin-top="0in" fo:margin-bottom="0.111in" style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en" fo:country="US" style:font-name-asian="Cambria Math" style:font-family-asian="'Cambria Math'" style:font-family-generic-asian="system" style:font-pitch-asian="variable" style:font-size-asian="11pt" style:language-asian="en" style:country-asian="US" style:font-name-complex="Mangal" style:font-family-complex="Mangal" style:font-family-generic-complex="swiss" style:font-pitch-complex="variable" style:font-size-complex="11pt" style:language-complex="ar" style:country-complex="SA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Reference" style:display-name="Footnote Reference" style:family="text">
      <style:text-properties style:text-position="super 67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/>
    <style:style style:name="Heading_20_4_20_Char" style:display-name="Heading 4 Char" style:family="text" style:parent-style-name="Default_20_Paragraph_20_Font">
      <style:text-properties fo:color="#2e74b5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 fo:text-align="center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 fo:text-align="center">
          <style:list-level-label-alignment text:label-followed-by="listtab" fo:text-indent="-0.25in" fo:margin-left="1in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 fo:text-align="center">
          <style:list-level-label-alignment text:label-followed-by="listtab" fo:text-indent="-0.25in" fo:margin-left="1.25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 fo:text-align="center">
          <style:list-level-label-alignment text:label-followed-by="listtab" fo:text-indent="-0.25in" fo:margin-left="1.5in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 fo:text-align="center">
          <style:list-level-label-alignment text:label-followed-by="listtab" fo:text-indent="-0.25in" fo:margin-left="1.75in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 fo:text-align="center">
          <style:list-level-label-alignment text:label-followed-by="listtab" fo:text-indent="-0.25in" fo:margin-left="2in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 fo:text-align="center">
          <style:list-level-label-alignment text:label-followed-by="listtab" fo:text-indent="-0.25in" fo:margin-left="2.25in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 fo:text-align="center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justify" style:justify-single-word="false"/>
      <style:text-properties style:font-name="Arial Narrow" officeooo:paragraph-rsid="006c6534"/>
    </style:style>
    <style:style style:name="MT1" style:family="text">
      <style:text-properties style:font-name="Arial Narrow" fo:font-size="8pt" fo:font-weight="bold" officeooo:rsid="00684643" style:font-size-asian="8pt" style:font-weight-asian="bold" style:font-size-complex="8pt" style:font-weight-complex="bold"/>
    </style:style>
    <style:style style:name="MT2" style:family="text">
      <style:text-properties style:font-name="Arial Narrow" fo:font-size="8pt" fo:font-weight="bold" style:font-size-asian="8pt" style:font-weight-asian="bold" style:font-size-complex="8pt" style:font-weight-complex="bold"/>
    </style:style>
    <style:style style:name="MT3" style:family="text">
      <style:text-properties style:font-name="Arial Narrow" fo:font-size="8pt" fo:font-weight="bold" officeooo:rsid="003c7301" style:font-size-asian="8pt" style:font-weight-asian="bold" style:font-size-complex="8pt" style:font-weight-complex="bold"/>
    </style:style>
    <style:style style:name="MT4" style:family="text">
      <style:text-properties style:font-name="Arial Narrow" fo:font-size="8pt" fo:font-weight="bold" officeooo:rsid="00519d0e" style:font-size-asian="8pt" style:font-weight-asian="bold" style:font-size-complex="8pt" style:font-weight-complex="bold"/>
    </style:style>
    <style:style style:name="MT5" style:family="text">
      <style:text-properties fo:font-size="8pt" fo:font-weight="bold" officeooo:rsid="0076b48e" style:font-size-asian="8pt" style:font-weight-asian="bold" style:font-size-complex="8pt" style:font-weight-complex="bold"/>
    </style:style>
    <style:style style:name="MT6" style:family="text">
      <style:text-properties style:font-name="Arial Narrow" fo:font-size="8pt" fo:font-weight="bold" officeooo:rsid="00244055" style:font-size-asian="8pt" style:font-weight-asian="bold" style:font-size-complex="8pt" style:font-weight-complex="bold"/>
    </style:style>
    <style:style style:name="MT7" style:family="text">
      <style:text-properties style:font-name="Arial Narrow" fo:font-size="8pt" fo:font-weight="bold" officeooo:rsid="006c6534" style:font-size-asian="8pt" style:font-weight-asian="bold" style:font-size-complex="8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svg:height="0.3402in" fo:margin-left="0in" fo:margin-right="0in" fo:margin-top="0.2in" fo:background-color="transparent" style:dynamic-spacing="true" draw:fill="none" draw:fill-color="#5b9bd5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Character Inventory</text:span></text:span><text:span text:style-name="Default_20_Paragraph_20_Font"><text:span text:style-name="MT2"> for </text:span></text:span><text:span text:style-name="Default_20_Paragraph_20_Font"><text:span text:style-name="MT3"><text:s/></text:span></text:span><text:span text:style-name="Default_20_Paragraph_20_Font"><text:span text:style-name="MT4">Akatab </text:span></text:span><text:span text:style-name="Default_20_Paragraph_20_Font"><text:span text:style-name="MT5">2</text:span></text:span><text:span text:style-name="Default_20_Paragraph_20_Font"><text:span text:style-name="MT6">.0 </text:span></text:span><text:span text:style-name="Default_20_Paragraph_20_Font"><text:span text:style-name="MT1">(in Unicode order)<text:tab/><text:tab/><text:tab/><text:tab/></text:span></text:span><text:span text:style-name="Default_20_Paragraph_20_Font"><text:span text:style-name="MT7">Page</text:span></text:span><text:span text:style-name="Default_20_Paragraph_20_Font"><text:span text:style-name="MT7"><text:page-number text:select-page="current">2</text:page-number></text:span></text:span></text:p>
      </style:footer>
    </style:master-page>
    <style:master-page style:name="HTML" style:page-layout-name="Mpm3"/>
    <style:master-page style:name="Footnote" style:page-layout-name="Mpm4"/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creation-date>2009-04-16T11:32:00Z</meta:creation-date>
    <dc:date>2021-01-26T17:05:28.029000000</dc:date>
    <meta:print-date>2016-06-14T13:58:40.286000000</meta:print-date>
    <meta:editing-cycles>233</meta:editing-cycles>
    <meta:editing-duration>P6DT7H13M35S</meta:editing-duration>
    <meta:document-statistic meta:table-count="0" meta:image-count="0" meta:object-count="0" meta:page-count="2" meta:paragraph-count="51" meta:word-count="971" meta:character-count="3336" meta:non-whitespace-character-count="240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Padauk/Documentation/v4000/Padauk-typesample.odt/Normal.dotm"/>
  </office:meta>
</office:document-meta>
</file>